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2655648" calcext:value-type="float">
            <text:p>4.14926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947" calcext:value-type="float">
            <text:p>4.147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374" calcext:value-type="float">
            <text:p>4.13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7238984" calcext:value-type="float">
            <text:p>4.141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661" calcext:value-type="float">
            <text:p>4.1456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4537968" calcext:value-type="float">
            <text:p>4.1404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47" calcext:value-type="float">
            <text:p>4.14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7397968" calcext:value-type="float">
            <text:p>4.1427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47" calcext:value-type="float">
            <text:p>4.14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9297968" calcext:value-type="float">
            <text:p>4.1389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4848984" calcext:value-type="float">
            <text:p>4.1344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6748984" calcext:value-type="float">
            <text:p>4.1306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231" calcext:value-type="float">
            <text:p>4.134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564" calcext:value-type="float">
            <text:p>4.1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7387968" calcext:value-type="float">
            <text:p>4.1347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802" calcext:value-type="float">
            <text:p>4.13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2617968" calcext:value-type="float">
            <text:p>4.1282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6427968" calcext:value-type="float">
            <text:p>4.1286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849" calcext:value-type="float">
            <text:p>4.125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2617968" calcext:value-type="float">
            <text:p>4.1282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3408984" calcext:value-type="float">
            <text:p>4.1253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4358984" calcext:value-type="float">
            <text:p>4.1234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2607968" calcext:value-type="float">
            <text:p>4.1202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42" calcext:value-type="float">
            <text:p>4.1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3878984" calcext:value-type="float">
            <text:p>4.1203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8158984" calcext:value-type="float">
            <text:p>4.1158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753" calcext:value-type="float">
            <text:p>4.119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229" calcext:value-type="float">
            <text:p>4.118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61" calcext:value-type="float">
            <text:p>4.11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9747968" calcext:value-type="float">
            <text:p>4.1179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991" calcext:value-type="float">
            <text:p>4.118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991" calcext:value-type="float">
            <text:p>4.118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2127968" calcext:value-type="float">
            <text:p>4.1172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8317968" calcext:value-type="float">
            <text:p>4.1168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705" calcext:value-type="float">
            <text:p>4.11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181" calcext:value-type="float">
            <text:p>4.11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991" calcext:value-type="float">
            <text:p>4.118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086" calcext:value-type="float">
            <text:p>4.11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0068984" calcext:value-type="float">
            <text:p>4.1200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6728984" calcext:value-type="float">
            <text:p>4.1146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6258984" calcext:value-type="float">
            <text:p>4.119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0227968" calcext:value-type="float">
            <text:p>4.121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2607968" calcext:value-type="float">
            <text:p>4.1202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41978984" calcext:value-type="float">
            <text:p>4.124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9757968" calcext:value-type="float">
            <text:p>4.1259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9287968" calcext:value-type="float">
            <text:p>4.1309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326" calcext:value-type="float">
            <text:p>4.13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3577968" calcext:value-type="float">
            <text:p>4.1343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6278984" calcext:value-type="float">
            <text:p>4.135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6278984" calcext:value-type="float">
            <text:p>4.135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3428984" calcext:value-type="float">
            <text:p>4.141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04537968" calcext:value-type="float">
            <text:p>4.1404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8827968" calcext:value-type="float">
            <text:p>4.1438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1687968" calcext:value-type="float">
            <text:p>4.1461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3117968" calcext:value-type="float">
            <text:p>4.1473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7728984" calcext:value-type="float">
            <text:p>4.1527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8688984" calcext:value-type="float">
            <text:p>4.1588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671" calcext:value-type="float">
            <text:p>4.15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9168984" calcext:value-type="float">
            <text:p>4.1619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0598984" calcext:value-type="float">
            <text:p>4.1630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8698984" calcext:value-type="float">
            <text:p>4.1668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188" calcext:value-type="float">
            <text:p>4.1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4898984" calcext:value-type="float">
            <text:p>4.174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5858984" calcext:value-type="float">
            <text:p>4.1805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2618" calcext:value-type="float">
            <text:p>4.18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666" calcext:value-type="float">
            <text:p>4.18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7778984" calcext:value-type="float">
            <text:p>4.1927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6037968" calcext:value-type="float">
            <text:p>4.1976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62" calcext:value-type="float">
            <text:p>4.1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9218984" calcext:value-type="float">
            <text:p>4.2019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4617968" calcext:value-type="float">
            <text:p>4.2044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8748984" calcext:value-type="float">
            <text:p>4.2068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18278984" calcext:value-type="float">
            <text:p>4.2118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4948984" calcext:value-type="float">
            <text:p>4.2144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4637968" calcext:value-type="float">
            <text:p>4.220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766" calcext:value-type="float">
            <text:p>4.22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7977968" calcext:value-type="float">
            <text:p>4.2257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5918984" calcext:value-type="float">
            <text:p>4.2285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0367968" calcext:value-type="float">
            <text:p>4.2330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7863" calcext:value-type="float">
            <text:p>4.23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2598984" calcext:value-type="float">
            <text:p>4.2392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9268984" calcext:value-type="float">
            <text:p>4.2419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483" calcext:value-type="float">
            <text:p>4.245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0387968" calcext:value-type="float">
            <text:p>4.2490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817" calcext:value-type="float">
            <text:p>4.250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5478984" calcext:value-type="float">
            <text:p>4.2575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4998984" calcext:value-type="float">
            <text:p>4.2544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67858984" calcext:value-type="float">
            <text:p>4.2567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675" calcext:value-type="float">
            <text:p>4.25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961" calcext:value-type="float">
            <text:p>4.259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628" calcext:value-type="float">
            <text:p>4.2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9298984" calcext:value-type="float">
            <text:p>4.2659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9298984" calcext:value-type="float">
            <text:p>4.2659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2153" calcext:value-type="float">
            <text:p>4.272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4202608" calcext:value-type="float">
            <text:p>4.2714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7901304" calcext:value-type="float">
            <text:p>3.91879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4578984" calcext:value-type="float">
            <text:p>3.9184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57908984" calcext:value-type="float">
            <text:p>3.9157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1238984" calcext:value-type="float">
            <text:p>3.9131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7107968" calcext:value-type="float">
            <text:p>3.9107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7898984" calcext:value-type="float">
            <text:p>3.907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1228984" calcext:value-type="float">
            <text:p>3.9051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7097968" calcext:value-type="float">
            <text:p>3.9027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00427968" calcext:value-type="float">
            <text:p>3.9000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71218984" calcext:value-type="float">
            <text:p>3.8971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201" calcext:value-type="float">
            <text:p>3.894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7878984" calcext:value-type="float">
            <text:p>3.891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4538984" calcext:value-type="float">
            <text:p>3.8864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914" calcext:value-type="float">
            <text:p>3.88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247" calcext:value-type="float">
            <text:p>3.881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83257968" calcext:value-type="float">
            <text:p>3.8783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56587968" calcext:value-type="float">
            <text:p>3.8756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31188984" calcext:value-type="float">
            <text:p>3.8731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1658984" calcext:value-type="float">
            <text:p>3.8681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1337968" calcext:value-type="float">
            <text:p>3.866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38477968" calcext:value-type="float">
            <text:p>3.8638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673" calcext:value-type="float">
            <text:p>3.860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5137968" calcext:value-type="float">
            <text:p>3.8585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8467968" calcext:value-type="float">
            <text:p>3.8558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33068984" calcext:value-type="float">
            <text:p>3.8533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0767" calcext:value-type="float">
            <text:p>3.850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8481" calcext:value-type="float">
            <text:p>3.848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6868984" calcext:value-type="float">
            <text:p>3.8456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28927968" calcext:value-type="float">
            <text:p>3.8428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6067968" calcext:value-type="float">
            <text:p>3.8406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80668984" calcext:value-type="float">
            <text:p>3.8380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1618984" calcext:value-type="float">
            <text:p>3.8361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37487968" calcext:value-type="float">
            <text:p>3.8337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669" calcext:value-type="float">
            <text:p>3.828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383" calcext:value-type="float">
            <text:p>3.826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9698984" calcext:value-type="float">
            <text:p>3.8239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1757968" calcext:value-type="float">
            <text:p>3.8211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0168984" calcext:value-type="float">
            <text:p>3.8190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3498984" calcext:value-type="float">
            <text:p>3.8163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44448984" calcext:value-type="float">
            <text:p>3.8144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0317968" calcext:value-type="float">
            <text:p>3.8120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4597968" calcext:value-type="float">
            <text:p>3.8074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5547968" calcext:value-type="float">
            <text:p>3.8055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6497968" calcext:value-type="float">
            <text:p>3.8036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4587968" calcext:value-type="float">
            <text:p>3.7994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2998984" calcext:value-type="float">
            <text:p>3.7972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4898984" calcext:value-type="float">
            <text:p>3.7934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4577968" calcext:value-type="float">
            <text:p>3.7914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9178984" calcext:value-type="float">
            <text:p>3.7889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3938984" calcext:value-type="float">
            <text:p>3.7873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5838984" calcext:value-type="float">
            <text:p>3.7835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0598984" calcext:value-type="float">
            <text:p>3.7820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6467968" calcext:value-type="float">
            <text:p>3.7796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377" calcext:value-type="float">
            <text:p>3.778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186" calcext:value-type="float">
            <text:p>3.774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8837968" calcext:value-type="float">
            <text:p>3.7708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995" calcext:value-type="float">
            <text:p>3.769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63117968" calcext:value-type="float">
            <text:p>3.7663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25017968" calcext:value-type="float">
            <text:p>3.7625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47" calcext:value-type="float">
            <text:p>3.76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666" calcext:value-type="float">
            <text:p>3.7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46278984" calcext:value-type="float">
            <text:p>3.7546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2147968" calcext:value-type="float">
            <text:p>3.7522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3097968" calcext:value-type="float">
            <text:p>3.7503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85318984" calcext:value-type="float">
            <text:p>3.7485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5788984" calcext:value-type="float">
            <text:p>3.743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42" calcext:value-type="float">
            <text:p>3.7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9747968" calcext:value-type="float">
            <text:p>3.7369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9588984" calcext:value-type="float">
            <text:p>3.7359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8787968" calcext:value-type="float">
            <text:p>3.7308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9609" calcext:value-type="float">
            <text:p>3.729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8307968" calcext:value-type="float">
            <text:p>3.727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418" calcext:value-type="float">
            <text:p>3.72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3513" calcext:value-type="float">
            <text:p>3.72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5758984" calcext:value-type="float">
            <text:p>3.7195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798" calcext:value-type="float">
            <text:p>3.717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607" calcext:value-type="float">
            <text:p>3.713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9558984" calcext:value-type="float">
            <text:p>3.7119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6698984" calcext:value-type="float">
            <text:p>3.7096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3997968" calcext:value-type="float">
            <text:p>3.7083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19552" calcext:value-type="float">
            <text:p>3.713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3537968" calcext:value-type="float">
            <text:p>3.7213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8138984" calcext:value-type="float">
            <text:p>3.7188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179" calcext:value-type="float">
            <text:p>3.718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988" calcext:value-type="float">
            <text:p>3.7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178" calcext:value-type="float">
            <text:p>3.710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892" calcext:value-type="float">
            <text:p>3.7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9707968" calcext:value-type="float">
            <text:p>3.7049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9227968" calcext:value-type="float">
            <text:p>3.7019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7638984" calcext:value-type="float">
            <text:p>3.6997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748" calcext:value-type="float">
            <text:p>3.6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7158984" calcext:value-type="float">
            <text:p>3.6967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6837968" calcext:value-type="float">
            <text:p>3.694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3027968" calcext:value-type="float">
            <text:p>3.6943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51918984" calcext:value-type="float">
            <text:p>3.6951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0968984" calcext:value-type="float">
            <text:p>3.6970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986" calcext:value-type="float">
            <text:p>3.69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1448984" calcext:value-type="float">
            <text:p>3.7001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5258984" calcext:value-type="float">
            <text:p>3.7005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4788984" calcext:value-type="float">
            <text:p>3.7054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81458984" calcext:value-type="float">
            <text:p>3.7081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0667968" calcext:value-type="float">
            <text:p>3.7110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7337968" calcext:value-type="float">
            <text:p>3.7137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72898984" calcext:value-type="float">
            <text:p>3.7172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846" calcext:value-type="float">
            <text:p>3.720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275" calcext:value-type="float">
            <text:p>3.72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8085" calcext:value-type="float">
            <text:p>3.728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21488984" calcext:value-type="float">
            <text:p>3.7321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705" calcext:value-type="float">
            <text:p>3.73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134" calcext:value-type="float">
            <text:p>3.739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6897968" calcext:value-type="float">
            <text:p>3.742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4368984" calcext:value-type="float">
            <text:p>3.7504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41197968" calcext:value-type="float">
            <text:p>3.7541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327" calcext:value-type="float">
            <text:p>3.759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33908984" calcext:value-type="float">
            <text:p>3.7633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4547968" calcext:value-type="float">
            <text:p>3.7674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2281" calcext:value-type="float">
            <text:p>3.772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71" calcext:value-type="float">
            <text:p>3.77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139" calcext:value-type="float">
            <text:p>3.779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9327968" calcext:value-type="float">
            <text:p>3.78193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33" calcext:value-type="float">
            <text:p>3.7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5997968" calcext:value-type="float">
            <text:p>3.7845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044" calcext:value-type="float">
            <text:p>3.7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5037968" calcext:value-type="float">
            <text:p>3.7785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2018984" calcext:value-type="float">
            <text:p>3.7752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41888" calcext:value-type="float">
            <text:p>3.793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3008984" calcext:value-type="float">
            <text:p>3.8053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26338984" calcext:value-type="float">
            <text:p>3.8026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6017968" calcext:value-type="float">
            <text:p>3.8006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0777968" calcext:value-type="float">
            <text:p>3.7990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1727968" calcext:value-type="float">
            <text:p>3.7971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6007968" calcext:value-type="float">
            <text:p>3.7926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9337968" calcext:value-type="float">
            <text:p>3.7899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14" calcext:value-type="float">
            <text:p>3.7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8698984" calcext:value-type="float">
            <text:p>3.7858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9648984" calcext:value-type="float">
            <text:p>3.7839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05358984" calcext:value-type="float">
            <text:p>3.7805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6308984" calcext:value-type="float">
            <text:p>3.778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5987968" calcext:value-type="float">
            <text:p>3.7765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3448984" calcext:value-type="float">
            <text:p>3.7763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948" calcext:value-type="float">
            <text:p>3.7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043" calcext:value-type="float">
            <text:p>3.77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10108984" calcext:value-type="float">
            <text:p>3.7710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9233" calcext:value-type="float">
            <text:p>3.769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804" calcext:value-type="float">
            <text:p>3.7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0257968" calcext:value-type="float">
            <text:p>3.7640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3587968" calcext:value-type="float">
            <text:p>3.7613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47" calcext:value-type="float">
            <text:p>3.76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041" calcext:value-type="float">
            <text:p>3.757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612" calcext:value-type="float">
            <text:p>3.7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2147968" calcext:value-type="float">
            <text:p>3.7522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5798984" calcext:value-type="float">
            <text:p>3.7515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3097968" calcext:value-type="float">
            <text:p>3.7503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2617968" calcext:value-type="float">
            <text:p>3.7472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8648984" calcext:value-type="float">
            <text:p>3.7458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611" calcext:value-type="float">
            <text:p>3.745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34517968" calcext:value-type="float">
            <text:p>3.7434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4358984" calcext:value-type="float">
            <text:p>3.7424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7847968" calcext:value-type="float">
            <text:p>3.7407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2607968" calcext:value-type="float">
            <text:p>3.7392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705" calcext:value-type="float">
            <text:p>3.735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0538984" calcext:value-type="float">
            <text:p>3.7340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038" calcext:value-type="float">
            <text:p>3.733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17678984" calcext:value-type="float">
            <text:p>3.731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8787968" calcext:value-type="float">
            <text:p>3.7308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1133187" calcext:value-type="float">
            <text:p>3.6251133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9067984" calcext:value-type="float">
            <text:p>3.6239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45762255172" calcext:value-type="float">
            <text:p>3.745457622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98627364286" calcext:value-type="float">
            <text:p>3.718986273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548039" calcext:value-type="float">
            <text:p>3.699548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0194582" calcext:value-type="float">
            <text:p>3.677019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873854355172" calcext:value-type="float">
            <text:p>3.658738543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11526153333" calcext:value-type="float">
            <text:p>3.6341152615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67406031034" calcext:value-type="float">
            <text:p>3.611674060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69295536667" calcext:value-type="float">
            <text:p>3.5806929553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672889110714" calcext:value-type="float">
            <text:p>3.5467288911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32784513333" calcext:value-type="float">
            <text:p>3.504327845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848234" calcext:value-type="float">
            <text:p>3.33384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98120223333" calcext:value-type="float">
            <text:p>3.3129812022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66127287097" calcext:value-type="float">
            <text:p>3.308661272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8154882" calcext:value-type="float">
            <text:p>3.2998154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69584035484" calcext:value-type="float">
            <text:p>3.261695840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46903193548" calcext:value-type="float">
            <text:p>3.22846903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00204516667" calcext:value-type="float">
            <text:p>3.209002045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63109519355" calcext:value-type="float">
            <text:p>3.206631095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54916023333" calcext:value-type="float">
            <text:p>3.2405491602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60256922581" calcext:value-type="float">
            <text:p>3.322602569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67448789286" calcext:value-type="float">
            <text:p>3.2926744878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67885348387" calcext:value-type="float">
            <text:p>3.252678853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49823074194" calcext:value-type="float">
            <text:p>3.073498230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77202486667" calcext:value-type="float">
            <text:p>3.019772024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47331441935" calcext:value-type="float">
            <text:p>2.968473314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3309515" calcext:value-type="float">
            <text:p>2.9113309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54612409677" calcext:value-type="float">
            <text:p>2.854546124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9961756129" calcext:value-type="float">
            <text:p>2.801996175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5133085" calcext:value-type="float">
            <text:p>2.7615133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14764096774" calcext:value-type="float">
            <text:p>2.77614764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87346166667" calcext:value-type="float">
            <text:p>2.806873461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49098858065" calcext:value-type="float">
            <text:p>3.007490988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81756817857" calcext:value-type="float">
            <text:p>3.03781756817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52615316129" calcext:value-type="float">
            <text:p>3.02252615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87065196429" calcext:value-type="float">
            <text:p>3.15687065196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66619014815" calcext:value-type="float">
            <text:p>3.1846661901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32395885714" calcext:value-type="float">
            <text:p>3.282323958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588711111" calcext:value-type="float">
            <text:p>3.450335887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51345217857" calcext:value-type="float">
            <text:p>3.31051345217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43581305555" calcext:value-type="float">
            <text:p>3.1924358130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19959888889" calcext:value-type="float">
            <text:p>3.33319959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6600354" calcext:value-type="float">
            <text:p>3.33660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72271557143" calcext:value-type="float">
            <text:p>3.183722715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26778760714" calcext:value-type="float">
            <text:p>3.1412677876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18783388" calcext:value-type="float">
            <text:p>3.5561878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72496264286" calcext:value-type="float">
            <text:p>3.627724962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84014019355" calcext:value-type="float">
            <text:p>3.719840140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5825546" calcext:value-type="float">
            <text:p>3.7645825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58624816129" calcext:value-type="float">
            <text:p>3.892586248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86571786667" calcext:value-type="float">
            <text:p>3.828865717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24070129032" calcext:value-type="float">
            <text:p>3.6802407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0321993871" calcext:value-type="float">
            <text:p>3.541032199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781638506667" calcext:value-type="float">
            <text:p>3.577816385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68843064516" calcext:value-type="float">
            <text:p>3.93168843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056463556667" calcext:value-type="float">
            <text:p>3.9305646355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35973703226" calcext:value-type="float">
            <text:p>3.907359737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26795010345" calcext:value-type="float">
            <text:p>3.883267950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77429470968" calcext:value-type="float">
            <text:p>3.852774294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9364354839" calcext:value-type="float">
            <text:p>3.70339364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479233506667" calcext:value-type="float">
            <text:p>3.664792335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11734670968" calcext:value-type="float">
            <text:p>3.623117346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87127173333" calcext:value-type="float">
            <text:p>3.5258712717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110066648387" calcext:value-type="float">
            <text:p>3.391100666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46050796774" calcext:value-type="float">
            <text:p>3.308460507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7051655" calcext:value-type="float">
            <text:p>3.3227051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83576929032" calcext:value-type="float">
            <text:p>3.59883576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313209833333" calcext:value-type="float">
            <text:p>3.623132098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40212525806" calcext:value-type="float">
            <text:p>3.604402125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24427717857" calcext:value-type="float">
            <text:p>3.62424427717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663882583871" calcext:value-type="float">
            <text:p>3.716638825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823580803226" calcext:value-type="float">
            <text:p>3.698235808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94329452" calcext:value-type="float">
            <text:p>3.659432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2274022581" calcext:value-type="float">
            <text:p>3.624022740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82906456667" calcext:value-type="float">
            <text:p>3.6338290645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73094319355" calcext:value-type="float">
            <text:p>3.583730943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78518870968" calcext:value-type="float">
            <text:p>3.39078518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586882" calcext:value-type="float">
            <text:p>3.3406586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71774690322" calcext:value-type="float">
            <text:p>3.342717746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5016616" calcext:value-type="float">
            <text:p>3.41350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46970477419" calcext:value-type="float">
            <text:p>3.570469704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3647373" calcext:value-type="float">
            <text:p>3.783647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56727612903" calcext:value-type="float">
            <text:p>3.8265672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08355990323" calcext:value-type="float">
            <text:p>4.176083559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26448816667" calcext:value-type="float">
            <text:p>4.225264488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62981" calcext:value-type="float">
            <text:p>4.45062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33372486667" calcext:value-type="float">
            <text:p>4.491333724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39411480645" calcext:value-type="float">
            <text:p>4.358394114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96022629032" calcext:value-type="float">
            <text:p>4.305960226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57948926667" calcext:value-type="float">
            <text:p>4.555579489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85894696774" calcext:value-type="float">
            <text:p>4.787858946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14732886667" calcext:value-type="float">
            <text:p>4.786147328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93500164516" calcext:value-type="float">
            <text:p>4.781935001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396823432143" calcext:value-type="float">
            <text:p>4.75396823432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41482780645" calcext:value-type="float">
            <text:p>4.749414827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28910454839" calcext:value-type="float">
            <text:p>4.608289104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3611616" calcext:value-type="float">
            <text:p>4.5753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45844012903" calcext:value-type="float">
            <text:p>4.541458440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6267223" calcext:value-type="float">
            <text:p>4.4696267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894989" calcext:value-type="float">
            <text:p>4.387894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73752622581" calcext:value-type="float">
            <text:p>4.276737526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32622493333" calcext:value-type="float">
            <text:p>4.177326224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20161454839" calcext:value-type="float">
            <text:p>4.125201614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05161726667" calcext:value-type="float">
            <text:p>4.0770516172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36408254839" calcext:value-type="float">
            <text:p>4.044364082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82126065517" calcext:value-type="float">
            <text:p>4.022821260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923199358064" calcext:value-type="float">
            <text:p>3.969231993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84469212903" calcext:value-type="float">
            <text:p>3.829844692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17659206667" calcext:value-type="float">
            <text:p>3.784176592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91584574193" calcext:value-type="float">
            <text:p>3.727915845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5014616" calcext:value-type="float">
            <text:p>3.64050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862092403226" calcext:value-type="float">
            <text:p>3.518620924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65706612903" calcext:value-type="float">
            <text:p>3.46765706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7197546" calcext:value-type="float">
            <text:p>3.556719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65174316129" calcext:value-type="float">
            <text:p>4.15865174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9515616" calcext:value-type="float">
            <text:p>4.39695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78911609677" calcext:value-type="float">
            <text:p>4.548789116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66944139286" calcext:value-type="float">
            <text:p>4.55866944139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37515645161" calcext:value-type="float">
            <text:p>4.60837515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61680816129" calcext:value-type="float">
            <text:p>4.841616808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144148193333" calcext:value-type="float">
            <text:p>4.811441481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83433096774" calcext:value-type="float">
            <text:p>4.7768343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58989836667" calcext:value-type="float">
            <text:p>4.7205898983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46154351613" calcext:value-type="float">
            <text:p>4.660461543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06998858065" calcext:value-type="float">
            <text:p>4.592069988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35614013333" calcext:value-type="float">
            <text:p>4.5613561401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63440664516" calcext:value-type="float">
            <text:p>4.545634406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11727183333" calcext:value-type="float">
            <text:p>4.6051172718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90748883871" calcext:value-type="float">
            <text:p>4.651907488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13540560714" calcext:value-type="float">
            <text:p>4.6401354056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99911474194" calcext:value-type="float">
            <text:p>4.626999114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60112272" calcext:value-type="float">
            <text:p>4.454601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573851066667" calcext:value-type="float">
            <text:p>4.38573851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1375864" calcext:value-type="float">
            <text:p>4.306813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1780654167" calcext:value-type="float">
            <text:p>4.12691780654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85345428" calcext:value-type="float">
            <text:p>3.8778534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52499389" calcext:value-type="float">
            <text:p>3.9052499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23122214286" calcext:value-type="float">
            <text:p>4.110231222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92809928571" calcext:value-type="float">
            <text:p>4.105928099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9705" calcext:value-type="float">
            <text:p>4.0995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4372462" calcext:value-type="float">
            <text:p>4.03437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9933075" calcext:value-type="float">
            <text:p>3.94199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64960581482" calcext:value-type="float">
            <text:p>4.0176496058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75871057692" calcext:value-type="float">
            <text:p>3.9607587105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61345408333" calcext:value-type="float">
            <text:p>3.93461345408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27197168" calcext:value-type="float">
            <text:p>3.959271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6426782" calcext:value-type="float">
            <text:p>3.8476426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03425488" calcext:value-type="float">
            <text:p>3.668034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788268" calcext:value-type="float">
            <text:p>3.7037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843838" calcext:value-type="float">
            <text:p>3.973843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62429186" calcext:value-type="float">
            <text:p>3.9762429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8845594" calcext:value-type="float">
            <text:p>3.978884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24405306667" calcext:value-type="float">
            <text:p>4.755244053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86463095455" calcext:value-type="float">
            <text:p>4.8978646309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878939" calcext:value-type="float">
            <text:p>3.984878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7575594" calcext:value-type="float">
            <text:p>5.248757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4527594" calcext:value-type="float">
            <text:p>5.248452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1665" calcext:value-type="float">
            <text:p>5.2691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7763594" calcext:value-type="float">
            <text:p>5.246776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5250878947" calcext:value-type="float">
            <text:p>5.300452508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799825" calcext:value-type="float">
            <text:p>5.28179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07154313044" calcext:value-type="float">
            <text:p>5.266071543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88704095833" calcext:value-type="float">
            <text:p>5.23488704095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7238953913" calcext:value-type="float">
            <text:p>5.206723895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2242491" calcext:value-type="float">
            <text:p>5.1982242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0731139" calcext:value-type="float">
            <text:p>5.240731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56831633333" calcext:value-type="float">
            <text:p>5.22456831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4896" calcext:value-type="float">
            <text:p>5.5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6816" calcext:value-type="float">
            <text:p>5.5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5468" calcext:value-type="float">
            <text:p>5.39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756" calcext:value-type="float">
            <text:p>5.41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9696" calcext:value-type="float">
            <text:p>5.5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22368" calcext:value-type="float">
            <text:p>5.5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3328" calcext:value-type="float">
            <text:p>5.5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941" calcext:value-type="float">
            <text:p>4.861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117777777778" calcext:value-type="float">
            <text:p>5.3311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245" calcext:value-type="float">
            <text:p>5.51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08914285714" calcext:value-type="float">
            <text:p>5.5210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15632" calcext:value-type="float">
            <text:p>5.533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43466666667" calcext:value-type="float">
            <text:p>5.2134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5525" calcext:value-type="float">
            <text:p>5.18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55904" calcext:value-type="float">
            <text:p>5.15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253" calcext:value-type="float">
            <text:p>5.072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5771" calcext:value-type="float">
            <text:p>5.025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65422222222" calcext:value-type="float">
            <text:p>5.26265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77422222222" calcext:value-type="float">
            <text:p>5.33377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65384615385" calcext:value-type="float">
            <text:p>5.3486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91661538462" calcext:value-type="float">
            <text:p>5.34091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46646153846" calcext:value-type="float">
            <text:p>5.28546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983" calcext:value-type="float">
            <text:p>5.197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548" calcext:value-type="float">
            <text:p>5.5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4264" calcext:value-type="float">
            <text:p>5.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604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6" meta:object-count="0"/>
    <meta:user-defined meta:name="AppVersion">3.0</meta:user-defined>
  </office:meta>
</office:document-meta>
</file>